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998" officeooo:paragraph-rsid="000cf9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FESTO WHOOP WH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09:08.525774708</meta:creation-date>
    <dc:date>2018-04-19T15:09:35.588246316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5.1.6.2$Linux_X86_64 LibreOffice_project/10m0$Build-2</meta:generator>
  </office:meta>
</office:document-meta>
</file>